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556" officeooo:paragraph-rsid="00197556"/>
    </style:style>
    <style:style style:name="P2" style:family="paragraph" style:parent-style-name="Standard">
      <style:text-properties style:font-name="NanumBarunGothic" fo:font-weight="bold" officeooo:rsid="00197556" officeooo:paragraph-rsid="00197556" style:font-weight-asian="bold" style:font-weight-complex="bold"/>
    </style:style>
    <style:style style:name="P3" style:family="paragraph" style:parent-style-name="Standard">
      <style:text-properties officeooo:rsid="00197556" officeooo:paragraph-rsid="00197556"/>
    </style:style>
    <style:style style:name="P4" style:family="paragraph" style:parent-style-name="Standard">
      <style:text-properties officeooo:rsid="0019e174" officeooo:paragraph-rsid="0019e174"/>
    </style:style>
    <style:style style:name="P5" style:family="paragraph" style:parent-style-name="Standard">
      <style:text-properties fo:font-weight="bold" officeooo:rsid="0019e174" officeooo:paragraph-rsid="0019e174" style:font-weight-asian="bold" style:font-weight-complex="bold"/>
    </style:style>
    <style:style style:name="P6" style:family="paragraph" style:parent-style-name="Standard">
      <style:text-properties fo:font-weight="normal" officeooo:rsid="0019e174" officeooo:paragraph-rsid="0019e174" style:font-weight-asian="normal" style:font-weight-complex="normal"/>
    </style:style>
    <style:style style:name="T1" style:family="text">
      <style:text-properties officeooo:rsid="0019b25c"/>
    </style:style>
    <style:style style:name="T2" style:family="text">
      <style:text-properties officeooo:rsid="0019e1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run Docker</text:p>
      <text:p text:style-name="P1"/>
      <text:p text:style-name="P1">sudo docker run -d -it shunyaos/shunya :armv7 /bin/bash</text:p>
      <text:p text:style-name="P1"/>
      <text:p text:style-name="P1">sudo docker ps <text:s text:c="19"/>// to get <text:span text:style-name="T1">the container</text:span> id</text:p>
      <text:p text:style-name="P1"/>
      <text:p text:style-name="P4">cd into the file </text:p>
      <text:p text:style-name="P1"/>
      <text:p text:style-name="P1">sudo docker cp <text:s/><text:span text:style-name="T2">test.c <text:s/>&lt;container id&gt;:/test.c</text:span></text:p>
      <text:p text:style-name="P1"/>
      <text:p text:style-name="P1">docker start &lt;container id&gt;</text:p>
      <text:p text:style-name="P1"/>
      <text:p text:style-name="P1">docker attach &lt; container id&gt;</text:p>
      <text:p text:style-name="P1"/>
      <text:p text:style-name="P1"/>
      <text:p text:style-name="P5">Basic Git Commands</text:p>
      <text:p text:style-name="P5"/>
      <text:p text:style-name="P6">git clone &lt;ssh link&gt;</text:p>
      <text:p text:style-name="P6"/>
      <text:p text:style-name="P6">git pull</text:p>
      <text:p text:style-name="P6"/>
      <text:p text:style-name="P6">git fetch</text:p>
      <text:p text:style-name="P6"/>
      <text:p text:style-name="P6">cd into the repository</text:p>
      <text:p text:style-name="P6"/>
      <text:p text:style-name="P5">To add and push to remote repo</text:p>
      <text:p text:style-name="P5"/>
      <text:p text:style-name="P6">git add .</text:p>
      <text:p text:style-name="P6"><text:s/></text:p>
      <text:p text:style-name="P6">git commit -m ‘comment’</text:p>
      <text:p text:style-name="P6"/>
      <text:p text:style-name="P6">git push <text:s/>OR git push origin master</text:p>
      <text:p text:style-name="P6"/>
      <text:p text:style-name="P5">To check branch</text:p>
      <text:p text:style-name="P5"/>
      <text:p text:style-name="P6">git branch</text:p>
      <text:p text:style-name="P6"/>
      <text:p text:style-name="P6">git checkout &lt;branch name&gt; <text:s text:c="6"/>// to get into the respective branch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1:10:20.692232248</meta:creation-date>
    <dc:date>2020-08-30T13:22:12.506347304</dc:date>
    <meta:editing-duration>PT7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92" meta:character-count="520" meta:non-whitespace-character-count="417"/>
  </office:meta>
</office:document-meta>
</file>